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E50]" office:value-type="float" office:value="15" calcext:value-type="float">
            <text:p>15</text:p>
          </table:table-cell>
          <table:table-cell table:formula="of:=[.D54]-40" office:value-type="float" office:value="-25" calcext:value-type="float">
            <text:p>-25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.00.0000</text:date>, <text:time style:data-style-name="N2" text:time-value="09:51:33.755605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9-14T09:51:56.107788177</dc:date>
    <meta:editing-duration>PT20H33M48S</meta:editing-duration>
    <meta:editing-cycles>113</meta:editing-cycles>
    <meta:document-statistic meta:table-count="1" meta:cell-count="123" meta:object-count="0"/>
  </office:meta>
</office:document-meta>
</file>